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47mm"/>
    </style:style>
    <style:style style:name="co3" style:family="table-column">
      <style:table-column-properties fo:break-before="auto" style:column-width="14.6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ree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Free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4"/>
        <table:table-column table:style-name="co3" table:number-columns-repeated="4" table:default-cell-style-name="ce5"/>
        <table:table-row table:style-name="ro1">
          <table:table-cell table:style-name="ce1" office:value-type="string" calcext:value-type="string">
            <text:p>Numero</text:p>
          </table:table-cell>
          <table:table-cell table:style-name="ce1" office:value-type="string" calcext:value-type="string">
            <text:p>Alumno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guel Aguilera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arleth Arteag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ristian Canales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scar Ceballos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xander Escalona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rnanda Escalona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rnanda Fernández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arleth Flores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ernanda Fuentes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yan Gaete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rnanda Gonzáles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orge Hernandez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Kevin Hurtado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ngie Lizama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olina Llanos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briel Muñoz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amón Muñoz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alentina Neira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abiana Orellana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illiams Ortega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colas Osses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illaray Ramirez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nais Salgado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evin Sepúlveda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stanza Venegas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orge Vera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lizabeth Yévenes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abiana Yévenes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riel Ramirez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duardo Lagos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5" table:number-columns-repeated="3"/>
          <table:table-cell table:number-columns-repeated="4"/>
        </table:table-row>
        <table:table-row table:style-name="ro1" table:number-rows-repeated="6">
          <table:table-cell table:style-name="Default"/>
          <table:table-cell table:style-name="ce3"/>
          <table:table-cell table:style-name="Default" table:number-columns-repeated="7"/>
        </table:table-row>
        <table:table-row table:style-name="ro1">
          <table:table-cell table:style-name="Default"/>
          <table:table-cell table:style-name="ce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1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51:30.214105363</meta:creation-date>
    <dc:date>2016-04-11T23:58:52.514831546</dc:date>
    <meta:editing-duration>PT7M22S</meta:editing-duration>
    <meta:editing-cycles>2</meta:editing-cycles>
    <meta:generator>LibreOffice/5.0.3.2$Linux_X86_64 LibreOffice_project/00m0$Build-2</meta:generator>
    <meta:document-statistic meta:table-count="1" meta:cell-count="72" meta:object-count="0"/>
  </office:meta>
</office:document-meta>
</file>